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Heading_20_1">
      <style:paragraph-properties fo:line-height="115%"/>
    </style:style>
    <style:style style:name="P3" style:family="paragraph" style:parent-style-name="Standard">
      <style:paragraph-properties fo:line-height="115%"/>
      <style:text-properties style:font-name="Arial" style:font-name-asian="Arial1" style:font-name-complex="Arial1"/>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style:contextual-spacing="false" fo:line-height="100%" fo:orphans="0" fo:widows="0"/>
    </style:style>
    <style:style style:name="P6" style:family="paragraph" style:parent-style-name="Standard">
      <style:paragraph-properties fo:margin-left="0.25in" fo:margin-right="0in" fo:margin-top="0.0417in" fo:margin-bottom="0in" style:contextual-spacing="false" fo:line-height="100%" fo:orphans="0" fo:widows="0" fo:text-indent="0in" style:auto-text-indent="false"/>
    </style:style>
    <style:style style:name="P7" style:family="paragraph" style:parent-style-name="Standard">
      <style:text-properties fo:font-size="8pt" style:font-size-asian="8pt" style:font-size-complex="8pt"/>
    </style:style>
    <style:style style:name="P8" style:family="paragraph" style:parent-style-name="Standard">
      <style:paragraph-properties fo:line-height="115%"/>
      <style:text-properties fo:color="#0e101a" loext:opacity="100%" style:font-name="Arial" fo:font-size="11pt" style:font-name-asian="Arial1" style:font-size-asian="11pt" style:font-name-complex="Arial1" style:font-size-complex="11pt"/>
    </style:style>
    <style:style style:name="P9" style:family="paragraph" style:parent-style-name="Standard">
      <style:paragraph-properties fo:margin-left="0in" fo:margin-right="0in" fo:line-height="115%" fo:text-indent="0in" style:auto-text-indent="false"/>
      <style:text-properties fo:color="#0e101a" loext:opacity="100%" style:font-name="Arial" fo:font-size="11pt" style:font-name-asian="Arial1" style:font-size-asian="11pt" style:font-name-complex="Arial1" style:font-size-complex="11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c9d1d9" loext:opacity="100%" style:font-name="Arial" style:font-name-asian="Arial1" style:font-name-complex="Arial1"/>
    </style:style>
    <style:style style:name="P12" style:family="paragraph" style:parent-style-name="Standard">
      <style:paragraph-properties fo:break-before="auto" fo:break-after="auto"/>
      <style:text-properties style:font-name="Verdana" style:font-name-asian="Verdana1" style:font-name-complex="Verdana1"/>
    </style:style>
    <style:style style:name="P13" style:family="paragraph" style:parent-style-name="Standard">
      <style:paragraph-properties fo:margin-left="0.5in" fo:margin-right="0in" fo:text-indent="0in" style:auto-text-indent="false"/>
    </style:style>
    <style:style style:name="P14" style:family="paragraph" style:parent-style-name="Heading_20_1">
      <style:paragraph-properties fo:break-before="auto" fo:break-after="auto"/>
    </style:style>
    <style:style style:name="P15" style:family="paragraph" style:parent-style-name="Standard">
      <style:text-properties fo:font-weight="bold" style:font-weight-asian="bold"/>
    </style:style>
    <style:style style:name="P16" style:family="paragraph" style:parent-style-name="Standard">
      <style:text-properties fo:font-weight="bold" fo:background-color="#d9ead3" style:font-weight-asian="bold"/>
    </style:style>
    <style:style style:name="P17" style:family="paragraph" style:parent-style-name="Title" style:master-page-name="Standard">
      <style:paragraph-properties style:page-number="1" fo:break-before="auto" fo:break-after="auto"/>
      <style:text-properties style:font-name="Verdana" fo:font-size="24pt" style:font-name-asian="Verdana1" style:font-size-asian="24pt" style:font-name-complex="Verdana1" style:font-size-complex="24pt"/>
    </style:style>
    <style:style style:name="P18" style:family="paragraph" style:parent-style-name="Standard" style:list-style-name="WWNum7">
      <style:paragraph-properties fo:margin-left="0.5in" fo:margin-right="0in" fo:margin-top="0.1665in" fo:margin-bottom="0in" style:contextual-spacing="false" fo:line-height="115%" fo:text-indent="-0.25in" style:auto-text-indent="false"/>
      <style:text-properties style:font-name="Arial" fo:font-size="11pt" style:font-name-asian="Arial1" style:font-size-asian="11pt" style:font-name-complex="Arial1" style:font-size-complex="11pt"/>
    </style:style>
    <style:style style:name="P19" style:family="paragraph" style:parent-style-name="Standard" style:list-style-name="WWNum7">
      <style:paragraph-properties fo:margin-left="0.5in" fo:margin-right="0in" fo:line-height="115%" fo:text-indent="-0.25in" style:auto-text-indent="false"/>
      <style:text-properties style:font-name="Arial" fo:font-size="11pt" style:font-name-asian="Arial1" style:font-size-asian="11pt" style:font-name-complex="Arial1" style:font-size-complex="11pt"/>
    </style:style>
    <style:style style:name="P20" style:family="paragraph" style:parent-style-name="Standard" style:list-style-name="WWNum4">
      <style:paragraph-properties fo:margin-left="0.5in" fo:margin-right="0in" fo:text-indent="-0.25in" style:auto-text-indent="false"/>
    </style:style>
    <style:style style:name="P21" style:family="paragraph" style:parent-style-name="Standard" style:list-style-name="WWNum4">
      <style:paragraph-properties fo:margin-left="1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5">
      <style:paragraph-properties fo:margin-left="0.5in" fo:margin-right="0in" fo:text-indent="-0.25in" style:auto-text-indent="false"/>
    </style:style>
    <style:style style:name="P26" style:family="paragraph" style:parent-style-name="Standard" style:list-style-name="WWNum5">
      <style:paragraph-properties fo:margin-left="1in" fo:margin-right="0in" fo:text-indent="-0.25in" style:auto-text-indent="false"/>
    </style:style>
    <style:style style:name="P27" style:family="paragraph" style:parent-style-name="Standard" style:list-style-name="WWNum8">
      <style:paragraph-properties fo:margin-left="0.5in" fo:margin-right="0in" fo:text-indent="-0.25in" style:auto-text-indent="false"/>
    </style:style>
    <style:style style:name="P28" style:family="paragraph" style:parent-style-name="Standard" style:list-style-name="WWNum8">
      <style:paragraph-properties fo:margin-left="1in" fo:margin-right="0in" fo:text-indent="-0.25in" style:auto-text-indent="false"/>
    </style:style>
    <style:style style:name="P29" style:family="paragraph" style:parent-style-name="Standard" style:list-style-name="WWNum6">
      <style:paragraph-properties fo:margin-left="0.5in" fo:margin-right="0in" fo:line-height="115%" fo:text-indent="-0.25in" style:auto-text-indent="false"/>
    </style:style>
    <style:style style:name="P30" style:family="paragraph" style:parent-style-name="Standard" style:list-style-name="WWNum6">
      <style:paragraph-properties fo:margin-left="1in" fo:margin-right="0in" fo:line-height="115%" fo:text-indent="-0.25in" style:auto-text-indent="false"/>
    </style:style>
    <style:style style:name="P31" style:family="paragraph" style:parent-style-name="Standard">
      <style:paragraph-properties fo:margin-left="0in" fo:margin-right="0in" fo:text-indent="0in" style:auto-text-indent="false"/>
      <style:text-properties fo:font-weight="bold" officeooo:rsid="001657e9" officeooo:paragraph-rsid="001657e9" style:font-weight-asian="bold" style:font-weight-complex="bold"/>
    </style:style>
    <style:style style:name="P32" style:family="paragraph" style:parent-style-name="Standard">
      <style:paragraph-properties fo:margin-left="0in" fo:margin-right="0in" fo:text-indent="0in" style:auto-text-indent="false"/>
      <style:text-properties fo:font-size="18pt" fo:font-weight="bold" officeooo:rsid="001657e9" officeooo:paragraph-rsid="001657e9" style:font-size-asian="18pt" style:font-weight-asian="bold" style:font-size-complex="18pt" style:font-weight-complex="bold"/>
    </style:style>
    <style:style style:name="P33" style:family="paragraph" style:parent-style-name="Standard">
      <style:paragraph-properties fo:margin-left="0.75in" fo:margin-right="0in" fo:text-indent="0in" style:auto-text-indent="false"/>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4pt" fo:background-color="#fff2cc" loext:char-shading-value="0" style:font-name-asian="Arial1" style:font-size-asian="14pt" style:font-name-complex="Arial1" style:font-size-complex="14pt"/>
    </style:style>
    <style:style style:name="T4" style:family="text">
      <style:text-properties fo:color="#1155cc" loext:opacity="100%" style:font-name="Arial" fo:font-size="14pt" style:text-underline-style="solid" style:text-underline-width="auto" style:text-underline-color="font-color" style:font-name-asian="Arial1" style:font-size-asian="14pt" style:font-name-complex="Arial1" style:font-size-complex="14pt"/>
    </style:style>
    <style:style style:name="T5" style:family="text">
      <style:text-properties fo:color="#1155cc" loext:opacity="100%" style:text-underline-style="solid" style:text-underline-width="auto" style:text-underline-color="font-color"/>
    </style:style>
    <style:style style:name="T6" style:family="text">
      <style:text-properties fo:font-variant="normal" fo:text-transform="none" fo:color="#1155cc" loext:opacity="1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7"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8" style:family="text">
      <style:text-properties fo:font-weight="bold" style:font-weight-asian="bold"/>
    </style:style>
    <style:style style:name="T9" style:family="text">
      <style:text-properties officeooo:rsid="001657e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es39ih5ly388"/>Sprint 01 Project Management</text:p>
      <text:p text:style-name="Standard"/>
      <text:p text:style-name="P3">Purpose:<text:tab/></text:p>
      <text:list text:style-name="WWNum7">
        <text:list-item>
          <text:p text:style-name="P18">Communicate effectively in a written and oral professional context.</text:p>
        </text:list-item>
        <text:list-item>
          <text:p text:style-name="P19">Apply various tools and agile principles for project management</text:p>
        </text:list-item>
        <text:list-item>
          <text:p text:style-name="P19">Apply computer science theory such as utilizing design patterns for Django framework to improve the maintainability, modularity and reusability when building a SaaS application</text:p>
        </text:list-item>
      </text:list>
      <text:p text:style-name="P3"/>
      <text:p text:style-name="P1"><text:span text:style-name="T1">Effort: </text:span><text:span text:style-name="T2">Individual </text:span><text:a xlink:type="simple" xlink:href="https://docs.google.com/document/d/1cORsFi1YrqW5ChfJu0G67Fjm8HwEMse47DVqXfEn2n4/edit#heading=h.w1yj4lpdz8sh" text:style-name="ListLabel_20_73" text:visited-style-name="ListLabel_20_73"><text:span text:style-name="T4">CS3300 Academic Integrity</text:span></text:a></text:p>
      <text:p text:style-name="P1"><text:span text:style-name="T3">Reminder if you share work/code/solutions or use someone else's code you will receive a 0 and be reported to the CS chair and UCCS Dean of Students</text:span><text:a xlink:type="simple" xlink:href="https://docs.google.com/document/d/1cORsFi1YrqW5ChfJu0G67Fjm8HwEMse47DVqXfEn2n4/edit#heading=h.w1yj4lpdz8sh" text:style-name="ListLabel_20_73" text:visited-style-name="ListLabel_20_73"><text:span text:style-name="T4"> </text:span></text:a><text:span text:style-name="T2"><text:s/></text:span></text:p>
      <text:p text:style-name="P3">Points:<text:tab/>60 pts<text:tab/></text:p>
      <text:p text:style-name="P3">Deliverables: Word document or PDF and video</text:p>
      <text:p text:style-name="P3"/>
      <text:p text:style-name="P3"/>
      <text:p text:style-name="P2"><text:bookmark text:name="_ygw0xg8r8r1w"/>Description</text:p>
      <text:p text:style-name="P3">Implement the requirements below for your first sprint to build your app for your customers.</text:p>
      <text:p text:style-name="P1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ygw0xg8r8r1w" text:style-name="Index_20_Link" text:visited-style-name="Index_20_Link"><text:span text:style-name="T6">Description</text:span></text:a></text:p>
          <text:p text:style-name="P5"><text:a xlink:type="simple" xlink:href="#_jxnd9u77mq08" text:style-name="Index_20_Link" text:visited-style-name="Index_20_Link"><text:span text:style-name="T6">Requirements</text:span></text:a></text:p>
          <text:p text:style-name="P5"><text:a xlink:type="simple" xlink:href="#_uu945d3w6fow" text:style-name="Index_20_Link" text:visited-style-name="Index_20_Link"><text:span text:style-name="T7">PART 1: Project Management (10 pts) DUE OCTOBER 26th</text:span></text:a></text:p>
          <text:p text:style-name="P6"><text:a xlink:type="simple" xlink:href="#_16os8gl3ezxl" text:style-name="Index_20_Link" text:visited-style-name="Index_20_Link"><text:span text:style-name="T6">Set Up Sprint User Stories, Tasks and Project Tracking</text:span></text:a></text:p>
          <text:p text:style-name="P6"><text:a xlink:type="simple" xlink:href="#_4jiwuy4oab7h" text:style-name="Index_20_Link" text:visited-style-name="Index_20_Link"><text:span text:style-name="T7">Part 2: Manage Tasks and Complete Sprint</text:span></text:a></text:p>
          <text:p text:style-name="P5"><text:a xlink:type="simple" xlink:href="#_89f85flbcnhx" text:style-name="Index_20_Link" text:visited-style-name="Index_20_Link"><text:span text:style-name="T6">Professional Oral Communication (20 pts)</text:span></text:a></text:p>
        </text:index-body>
      </text:table-of-content>
      <text:p text:style-name="P10"/>
      <text:p text:style-name="Standard"/>
      <text:p text:style-name="P12"/>
      <text:p text:style-name="P14"><text:bookmark text:name="_jxnd9u77mq08"/>Requirements</text:p>
      <text:p text:style-name="Standard">You will only be implementing one class (model) and associated <text:s/>fields for your app from your project assignment to gather customer requirements. You are only implementing the following functionality for your project. </text:p>
      <text:p text:style-name="Standard"/>
      <text:list text:style-name="WWNum4">
        <text:list-item>
          <text:p text:style-name="P20">Display list of all items on page if any exist </text:p>
        </text:list-item>
        <text:list-item>
          <text:p text:style-name="P20">Display detailed information about each item individually</text:p>
        </text:list-item>
        <text:list-item>
          <text:p text:style-name="P20">Items should have at least 3 attributes with at least two required. </text:p>
        </text:list-item>
        <text:list-item>
          <text:p text:style-name="P20"><text:soft-page-break/>Should allow items to be</text:p>
          <text:list>
            <text:list-item>
              <text:p text:style-name="P21">Added</text:p>
            </text:list-item>
            <text:list-item>
              <text:p text:style-name="P21">Edited</text:p>
            </text:list-item>
            <text:list-item>
              <text:p text:style-name="P21">Removed</text:p>
            </text:list-item>
          </text:list>
        </text:list-item>
      </text:list>
      <text:p text:style-name="Standard"/>
      <text:p text:style-name="Standard"><text:span text:style-name="T8">NOTE:</text:span>This iteration will not be implementing the login feature or testing.</text:p>
      <text:p text:style-name="Standard"/>
      <text:p text:style-name="P15">User Interface</text:p>
      <text:p text:style-name="Standard">You do not need to implement your exact lo-fi mockups from your project requirements for sprint 01. Your web app should include the following (you can do more just not less) </text:p>
      <text:list text:style-name="WWNum2">
        <text:list-item>
          <text:p text:style-name="P22">Not be just black and white</text:p>
        </text:list-item>
        <text:list-item>
          <text:p text:style-name="P22">Have an image on home page and an overview of the app</text:p>
        </text:list-item>
        <text:list-item>
          <text:p text:style-name="P22">One menu should go to our items list page to list all the items</text:p>
        </text:list-item>
        <text:list-item>
          <text:p text:style-name="P22">Page displays list of items with buttons to create, view, edit and delete</text:p>
        </text:list-item>
        <text:list-item>
          <text:p text:style-name="P22">Incorporate at least 4 items to make your web app accessible for people with varied abilities.</text:p>
        </text:list-item>
        <text:list-item>
          <text:p text:style-name="P22">Be responsive to different sized screens</text:p>
        </text:list-item>
      </text:list>
      <text:p text:style-name="Standard"/>
      <text:p text:style-name="Standard"/>
      <text:p text:style-name="P14"><text:bookmark text:name="_uu945d3w6fow"/>PART 1: Project Management (20 pts) DUE OCTOBER 26th</text:p>
      <text:p text:style-name="Standard">You are going to organize and prioritize your tasks for your first iteration.</text:p>
      <text:p text:style-name="Standard"/>
      <text:p text:style-name="Heading_20_2"><text:bookmark text:name="_16os8gl3ezxl"/>Set Up Sprint User Stories, Tasks and Project Tracking </text:p>
      <text:p text:style-name="P16">SET UP MUST BE COMPLETED BY OCTOBER 26th FOR CREDIT. THERE WILL BE A TIMESTAMP WE WILL LOOK AT. </text:p>
      <text:p text:style-name="Standard"/>
      <text:p text:style-name="P4">You need user stories for the above requirements. <text:s/>For each user story you will break it down into tasks. You should also have tasks for setting up your environment. These user stories and tasks will be stored in a github project with your repository code and documentation for your project.</text:p>
      <text:p text:style-name="P4"/>
      <text:p text:style-name="Standard">You will manage your project backlog and tasks in github as shared in class when creating your Kanban Board. It should contain</text:p>
      <text:p text:style-name="Standard"/>
      <text:p text:style-name="Standard">Board Columns for Task Board</text:p>
      <text:list text:style-name="WWNum1">
        <text:list-item>
          <text:p text:style-name="P23"><text:soft-page-break/>Sprint Backlog (User stories)</text:p>
        </text:list-item>
        <text:list-item>
          <text:p text:style-name="P23">To Do (Tasks)</text:p>
        </text:list-item>
        <text:list-item>
          <text:p text:style-name="P23">In Process (Tasks)</text:p>
        </text:list-item>
        <text:list-item>
          <text:p text:style-name="P23">Done (Tasks)</text:p>
        </text:list-item>
      </text:list>
      <text:p text:style-name="Standard">Create Issues for User Stories and add to Sprint Backlog</text:p>
      <text:list text:style-name="WWNum3">
        <text:list-item>
          <text:p text:style-name="P24">User stories should represent all requirements for this spring</text:p>
        </text:list-item>
        <text:list-item>
          <text:p text:style-name="P24">Should include S1, S2, etc in front of the user story.</text:p>
        </text:list-item>
      </text:list>
      <text:p text:style-name="Standard">Create tasks for all the work needed to </text:p>
      <text:list text:style-name="WWNum5">
        <text:list-item>
          <text:p text:style-name="P25">Add tasks for the user stories and setting up your environment (you may have other tasks such as the styling the user interface)</text:p>
        </text:list-item>
        <text:list-item>
          <text:p text:style-name="P25">Include (time estimate) (story number) for each task with brief description</text:p>
          <text:list>
            <text:list-item>
              <text:p text:style-name="P26">(3 h) (S1) Item detail view - urls, views, html<text:span text:style-name="T9">s</text:span></text:p>
            </text:list-item>
          </text:list>
        </text:list-item>
      </text:list>
      <text:p text:style-name="P33"><text:s text:c="2"/></text:p>
      <text:p text:style-name="Standard"/>
      <text:p text:style-name="Standard">When you create your sprint 01 project you must change the permission from private to public. Have someone test that your repository and project can be viewed by them so that the TAs and Deb can see.</text:p>
      <text:p text:style-name="Standard"/>
      <text:p text:style-name="Standard"/>
      <text:p text:style-name="Heading_20_1"><text:bookmark text:name="_4jiwuy4oab7h"/>Part 2: Complete Sprint and Professional Documentation (20 points)</text:p>
      <text:p text:style-name="P10">As you work on each task move them to in progress and then to done. Add a place to put actual time (AT 4h) after the estimate and story number. </text:p>
      <text:p text:style-name="P10"/>
      <text:p text:style-name="P7"/>
      <text:p text:style-name="Standard">Provide documentation that would be able to be used by a new person that joins the team to work on the app. They need to know how to set up the base environment and then they need to understand the code for the Django MVT framework. The code can be explained with some documentation and some code snippets with comments. You may use the technical documentation resource that your team created to help you. Include in one document the following.</text:p>
      <text:p text:style-name="Standard"/>
      <text:list text:style-name="WWNum8">
        <text:list-item>
          <text:p text:style-name="P27">Steps to set up the base app environment that displays the homepage. At the top of the documentation include a link to your repository and to your project Kanban board.</text:p>
        </text:list-item>
      </text:list>
      <text:p text:style-name="P13"/>
      <text:list text:continue-numbering="true" text:style-name="WWNum8">
        <text:list-item>
          <text:p text:style-name="P27">Understanding of code for creating</text:p>
          <text:list>
            <text:list-item>
              <text:p text:style-name="P28"><text:soft-page-break/>model </text:p>
            </text:list-item>
            <text:list-item>
              <text:p text:style-name="P28">detailed and list views </text:p>
            </text:list-item>
            <text:list-item>
              <text:p text:style-name="P28">create, edit and delete actions for your model</text:p>
            </text:list-item>
          </text:list>
        </text:list-item>
      </text:list>
      <text:p text:style-name="Standard"/>
      <text:p text:style-name="Heading_20_1"><text:bookmark text:name="_89f85flbcnhx"/>Part 3: Demonstration and Reflection: Professional Oral Communication (20 pts)</text:p>
      <text:p text:style-name="P1">Create a video screencast (<text:a xlink:type="simple" xlink:href="https://obsproject.com/" text:style-name="ListLabel_20_74" text:visited-style-name="ListLabel_20_74"><text:span text:style-name="T5">https://obsproject.com/</text:span></text:a>) to share the app functionality with the customer (Deb and TAs) for the first part of the video. Then the second part of the video reflects on your sprint 01. <text:s/>The video should be no more than 6 minutes. Prepare a script and use the pause feature to be efficient with your time and not ramble.</text:p>
      <text:p text:style-name="P1"/>
      <text:p text:style-name="P1"/>
      <text:p text:style-name="P1">Include the following in your video</text:p>
      <text:list text:style-name="WWNum6">
        <text:list-item>
          <text:p text:style-name="P29">Demonstrate functionality of the user stories in this sprint and include the 4 items you implemented to <text:s/>to make your web app accessible for people with varied abilities </text:p>
        </text:list-item>
        <text:list-item>
          <text:p text:style-name="P29">Reflect on making estimates and completing sprint 01. </text:p>
          <text:list>
            <text:list-item>
              <text:p text:style-name="P30">How did you approach your estimating? What did you learn about estimating? </text:p>
            </text:list-item>
            <text:list-item>
              <text:p text:style-name="P30">What went well in the sprint? What resources helped you the most?</text:p>
            </text:list-item>
            <text:list-item>
              <text:p text:style-name="P30">What problems did you encounter and how did you solve them? </text:p>
            </text:list-item>
            <text:list-item>
              <text:p text:style-name="P30">What lessons did you learn? What improvements would you make to your process?</text:p>
            </text:list-item>
          </text:list>
        </text:list-item>
      </text:list>
      <text:p text:style-name="Standard"/>
      <text:p text:style-name="P10"/>
      <text:p text:style-name="P9"/>
      <text:p text:style-name="P8"/>
      <text:p text:style-name="P32">Links to</text:p>
      <text:p text:style-name="P31">Github Repository:</text:p>
      <text:p text:style-name="P31">Github Project:</text:p>
      <text:p text:style-name="P10"/>
      <text:p text:style-name="P13"/>
      <text:p text:style-name="P11"/>
      <text:p text:style-name="Standard"/>
      <text:p text:style-name="Standard"/>
      <text:p text:style-name="Standard"><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Verdana" fo:font-size="12pt" fo:language="en" fo:country="non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Verdana" fo:font-size="12pt" fo:language="en" fo:country="non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693in" style:contextual-spacing="false" fo:line-height="115%"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in" fo:margin-bottom="0.0693in" style:contextual-spacing="false" fo:line-height="100%" fo:keep-together="always" fo:break-before="auto" fo:break-after="auto" fo:keep-with-next="always"/>
      <style:text-properties fo:font-size="15pt" style:font-size-asian="15pt" style:font-size-complex="15pt"/>
    </style:style>
    <style:style style:name="Heading_20_3" style:display-name="Heading 3"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Arial" fo:font-family="Arial" style:font-family-generic="roman" style:font-pitch="variable" fo:font-size="14pt" style:text-underline-style="solid" style:text-underline-width="auto" style:text-underline-color="font-color"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4" style:display-name="ListLabel 74"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9" loext:num-list-format="%2%○" style:num-suffix="○" text:bullet-char="○">
        <style:list-level-properties text:list-level-position-and-space-mode="label-alignment" fo:text-align="end">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fo:text-align="end">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fo:text-align="end">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fo:text-align="end">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fo:text-align="end">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fo:text-align="end">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fo:text-align="end">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fo:text-align="end">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0-25T11:50:40.924063687</dc:date>
    <meta:editing-duration>PT3H57M41S</meta:editing-duration>
    <meta:editing-cycles>3</meta:editing-cycles>
    <meta:document-statistic meta:table-count="0" meta:image-count="0" meta:object-count="0" meta:page-count="4" meta:paragraph-count="76" meta:word-count="946" meta:character-count="5396" meta:non-whitespace-character-count="4535"/>
  </office:meta>
</office:document-meta>
</file>